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Verdana" svg:font-family="Verdana"/>
    <style:font-face style:name="courier new" svg:font-family="'courier new', courier, monospace"/>
    <style:font-face style:name="verdana" svg:font-family="verdana, arial, helvetica"/>
    <style:font-face style:name="新宋体" svg:font-family="新宋体"/>
    <style:font-face style:name="楷体_GB23121" svg:font-family="楷体_GB2312"/>
    <style:font-face style:name="楷体_GB2312" svg:font-family="楷体_GB2312, sans-serif"/>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2319in" style:rel-width="90%" table:align="center"/>
    </style:style>
    <style:style style:name="Table1.A" style:family="table-column">
      <style:table-column-properties style:column-width="6.2319in" style:rel-column-width="58976*"/>
    </style:style>
    <style:style style:name="Table1.A1" style:family="table-cell">
      <style:table-cell-properties style:vertical-align="middle" fo:padding="0.0313in" fo:border="none"/>
    </style:style>
    <style:style style:name="Table2" style:family="table">
      <style:table-properties style:width="6.2319in" style:rel-width="90%" table:align="center"/>
    </style:style>
    <style:style style:name="Table2.A" style:family="table-column">
      <style:table-column-properties style:column-width="6.2319in" style:rel-column-width="58976*"/>
    </style:style>
    <style:style style:name="Table2.A1" style:family="table-cell">
      <style:table-cell-properties style:vertical-align="middle" fo:padding="0.0313in" fo:border="none"/>
    </style:style>
    <style:style style:name="Table3" style:family="table">
      <style:table-properties style:width="6.2319in" style:rel-width="90%" table:align="center"/>
    </style:style>
    <style:style style:name="Table3.A" style:family="table-column">
      <style:table-column-properties style:column-width="6.2319in" style:rel-column-width="58976*"/>
    </style:style>
    <style:style style:name="Table3.A1" style:family="table-cell">
      <style:table-cell-properties style:vertical-align="middle" fo:padding="0.0313in" fo:border="none"/>
    </style:style>
    <style:style style:name="Table4" style:family="table">
      <style:table-properties style:width="6.2319in" style:rel-width="90%" table:align="center"/>
    </style:style>
    <style:style style:name="Table4.A" style:family="table-column">
      <style:table-column-properties style:column-width="6.2319in" style:rel-column-width="58976*"/>
    </style:style>
    <style:style style:name="Table4.A1" style:family="table-cell">
      <style:table-cell-properties style:vertical-align="middle" fo:padding="0.0313in" fo:border="none"/>
    </style:style>
    <style:style style:name="Table5" style:family="table">
      <style:table-properties style:width="6.2319in" style:rel-width="90%" table:align="center"/>
    </style:style>
    <style:style style:name="Table5.A" style:family="table-column">
      <style:table-column-properties style:column-width="6.2319in" style:rel-column-width="58976*"/>
    </style:style>
    <style:style style:name="Table5.A1" style:family="table-cell">
      <style:table-cell-properties style:vertical-align="middle" fo:padding="0.0313in" fo:border="none"/>
    </style:style>
    <style:style style:name="Table6" style:family="table">
      <style:table-properties style:width="6.925in" style:rel-width="100%" fo:break-before="page" table:align="left"/>
    </style:style>
    <style:style style:name="Table6.A" style:family="table-column">
      <style:table-column-properties style:column-width="6.925in" style:rel-column-width="65535*"/>
    </style:style>
    <style:style style:name="Table6.A1" style:family="table-cell">
      <style:table-cell-properties style:vertical-align="middle" fo:padding="0.0194in" fo:border="none"/>
    </style:style>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style:font-name="Courier New"/>
    </style:style>
    <style:style style:name="P4" style:family="paragraph" style:parent-style-name="Text_20_body">
      <style:paragraph-properties fo:margin-top="0in" fo:margin-bottom="0in"/>
      <style:text-properties style:font-name-asian="Courier New"/>
    </style:style>
    <style:style style:name="P5" style:family="paragraph" style:parent-style-name="Text_20_body">
      <style:paragraph-properties fo:padding="0in" fo:border="none"/>
      <style:text-properties style:text-underline-style="solid" style:text-underline-width="auto" style:text-underline-color="font-color"/>
    </style:style>
    <style:style style:name="P6" style:family="paragraph" style:parent-style-name="Text_20_body">
      <style:text-properties style:font-name="courier new"/>
    </style:style>
    <style:style style:name="P7" style:family="paragraph" style:parent-style-name="Text_20_body">
      <style:paragraph-properties fo:text-align="end" style:justify-single-word="false"/>
    </style:style>
    <style:style style:name="P8" style:family="paragraph" style:parent-style-name="Standard">
      <style:paragraph-properties fo:margin-top="0in" fo:margin-bottom="0in"/>
      <style:text-properties fo:font-size="2pt" style:font-size-asian="2pt" style:font-size-complex="2pt"/>
    </style:style>
    <style:style style:name="P9" style:family="paragraph" style:parent-style-name="Table_20_Contents">
      <style:paragraph-properties fo:margin-top="0in" fo:margin-bottom="0.1965in"/>
    </style:style>
    <style:style style:name="P10" style:family="paragraph" style:parent-style-name="Table_20_Contents">
      <style:paragraph-properties fo:margin-top="0in" fo:margin-bottom="0.1965in"/>
      <style:text-properties style:font-name="courier new"/>
    </style:style>
    <style:style style:name="T1" style:family="text">
      <style:text-properties style:text-underline-style="solid" style:text-underline-width="auto" style:text-underline-color="font-color" style:font-weight-asian="bold"/>
    </style:style>
    <style:style style:name="T2" style:family="text">
      <style:text-properties style:font-name="Courier New"/>
    </style:style>
    <style:style style:name="T3" style:family="text">
      <style:text-properties style:font-name-asian="Courier New"/>
    </style:style>
    <style:style style:name="T4" style:family="text">
      <style:text-properties fo:color="#0000ff" fo:font-weight="bold" fo:background-color="#ccffff"/>
    </style:style>
    <style:style style:name="T5" style:family="text">
      <style:text-properties style:font-name-asian="楷体_GB2312"/>
    </style:style>
    <style:style style:name="T6" style:family="text">
      <style:text-properties style:font-name="楷体_GB2312"/>
    </style:style>
    <style:style style:name="T7" style:family="text">
      <style:text-properties style:font-name-asian="楷体_GB23121"/>
    </style:style>
    <style:style style:name="T8" style:family="text">
      <style:text-properties style:font-name="楷体_GB23121"/>
    </style:style>
    <style:style style:name="T9" style:family="text">
      <style:text-properties fo:font-weight="bold"/>
    </style:style>
    <style:style style:name="T10" style:family="text">
      <style:text-properties style:font-weight-asian="bold"/>
    </style:style>
    <style:style style:name="T11" style:family="text" style:parent-style-name="Teletype">
      <style:text-properties style:font-name="新宋体"/>
    </style:style>
    <style:style style:name="T12" style:family="text">
      <style:text-properties style:text-position="33% 80%" fo:font-size="10pt"/>
    </style:style>
    <style:style style:name="T13" style:family="text">
      <style:text-properties fo:color="#990000" style:font-name="courier new"/>
    </style:style>
    <style:style style:name="T14" style:family="text" style:parent-style-name="Strong_20_Emphasis">
      <style:text-properties fo:color="#990000" style:font-name="courier new"/>
    </style:style>
    <style:style style:name="T15" style:family="text">
      <style:text-properties style:font-name="courier new"/>
    </style:style>
    <style:style style:name="T16" style:family="text">
      <style:text-properties fo:color="#990000"/>
    </style:style>
    <style:style style:name="T17" style:family="text" style:parent-style-name="Strong_20_Emphasis">
      <style:text-properties style:font-name="courier new"/>
    </style:style>
    <style:style style:name="T18" style:family="text" style:parent-style-name="Strong_20_Emphasis">
      <style:text-properties style:font-name="courier new"/>
    </style:style>
    <style:style style:name="Sect1" style:family="section">
      <style:section-properties fo:margin-left="0in" fo:margin-right="0in"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大学教育</text:h>
      <text:section text:style-name="Sect1" text:name="main">
        <text:p text:style-name="P2">恶魔推荐了一本MIT的教材，原来也有中译本：<office:annotation><dc:date>2007-02-23T00:00:00</dc:date><text:p>&lt;!--StartFragment --&gt;</text:p></office:annotation> <text:a xlink:type="simple" xlink:href="http://www.china-pub.com/computers/common/info.asp?id=17992" office:target-frame-name="_blank" xlink:show="new"><text:span text:style-name="T1">计算机程序的构造和解释</text:span></text:a> </text:p>
        <text:p text:style-name="P2"> </text:p>
        <text:p text:style-name="P2">这是MIT计算机系本科学生的第一门编程课程。虽然我们BIT和MIT只差一个字，不过在程序人生上的第一步，我们至少差了10年。其他人呢？还有多少人在大学里只学到汇编、C、VB和FoxPro呢？</text:p>
        <text:p text:style-name="P2"> </text:p>
        <text:p text:style-name="P2">所以我愿意不假思索地信赖“老外”们。如果说Martin Fowler和Kent Beck是站在编程这座山的半山腰，愚钝如我，恐怕只是远远看着山，连它究竟在哪里都还不知道吧。</text:p>
        <text:p text:style-name="P2">2004年09月22日, 星期三 20:07 (338298)</text:p>
      </text:section>
      <text:section text:style-name="Sect1" text:name="Section1">
        <text:h text:style-name="P1" text:outline-level="1" text:is-list-header="true"><text:bookmark text:name="main"/>四种基本的序列操作</text:h>
        <text:p text:style-name="P2">四 种基本的序列操作分别是enumerate（枚举）、filter（过滤）、map（映射变换）和accumulate（累加）。照Richard Waters的分析结果，相当大部分的程序操作可以表述为这四种序列操作的组合。详见《计算机程序的构造和解释》，77页~80页。</text:p>
        <text:p text:style-name="P2"> </text:p>
        <text:p text:style-name="P2">用半天的时间，我在Apache Commons-Functor的基础上写出了这四种基本操作，下面该试试如何用它们组合出各种功能。</text:p>
        <text:p text:style-name="P2">2004年09月28日, 星期二 15:10 (343668)</text:p>
      </text:section>
      <text:section text:style-name="Sect1" text:name="Section2">
        <text:h text:style-name="P1" text:outline-level="1" text:is-list-header="true"><text:bookmark text:name="main1"/>基本的序列操作（续）</text:h>
        <text:p text:style-name="P2">映射变换（map）：将某种操作（<text:span text:style-name="T2">UnaryFunction</text:span>）作用于一个序列的每个元素，结果是另一个序列。后一序列的元素数目等于前一序列，两者的对应位置上的元素具有某种逻辑上的对应关系。譬如：</text:p>
        <text:p text:style-name="P2"> </text:p>
        <text:p text:style-name="P3">LIST 1:    Person1,    Person2,    Person3,    Person4</text:p>
        <text:p text:style-name="P3">LIST 2:    1500,        4000,       5000,        8000</text:p>
        <text:p text:style-name="P2"><text:span text:style-name="T3">对应关系：</text:span><text:span text:style-name="T2">LIST2</text:span><text:span text:style-name="T3">中每个元素（</text:span><text:span text:style-name="T2">Integer</text:span><text:span text:style-name="T3">）是</text:span><text:span text:style-name="T2">LIST1</text:span><text:span text:style-name="T3">中对应元素（</text:span><text:span text:style-name="T2">Person</text:span><text:span text:style-name="T3">）的</text:span><text:span text:style-name="T2">salary</text:span><text:span text:style-name="T3">属性。</text:span></text:p>
        <text:p text:style-name="P2"> </text:p>
        <text:p text:style-name="P2">过滤（filter）：将某种判断条件（<text:span text:style-name="T2">UnaryPredicate</text:span>）作用于一个序列中的每个元素，结果是另一个序列。后一序列的元素少于或等于前一序列，后一序列包含的是前一序列中符合该判断条件的那些元素。譬如：</text:p>
        <text:p text:style-name="P2"> </text:p>
        <text:p text:style-name="P3">LIST 1:    Person1,    Person2,    Person3,    Person4</text:p>
        <text:p text:style-name="P3">LIST 2:    Person1,    Person4</text:p>
        <text:p text:style-name="P2"><text:span text:style-name="T3">判断条件：</text:span><text:span text:style-name="T2">LIST2</text:span><text:span text:style-name="T3">中每个元素（</text:span><text:span text:style-name="T2">Person</text:span><text:span text:style-name="T3">）都来自</text:span><text:span text:style-name="T2">LIST1</text:span><text:span text:style-name="T3">，并且</text:span><text:span text:style-name="T2">gender</text:span><text:span text:style-name="T3">属性等于</text:span><text:span text:style-name="T2">"Male"</text:span><text:span text:style-name="T3">。</text:span></text:p>
        <text:p text:style-name="P2"> </text:p>
        <text:p text:style-name="P2">累加（accumulate）：给定一个初始值及一个操作（<text:span text:style-name="T2">BinaryFunction</text:span>），将该操作逐一作用于序列的每个元素，结果是一个值。结果值代表遍历该序列之后的总值，包括序列中的最大（最小）值、序列总和（总乘积）等等。譬如：</text:p>
        <text:p text:style-name="P2"> </text:p>
        <text:p text:style-name="P3">LIST 1:    1,    2,    3,    4</text:p>
        <text:p text:style-name="P2"><text:span text:style-name="T2">RESULT:    12<text:line-break/></text:span><text:span text:style-name="T3">累加操作：求两个元素的和。</text:span><text:span text:style-name="T2"><text:line-break/></text:span><text:span text:style-name="T3">初始值：</text:span><text:span text:style-name="T2">0</text:span><text:span text:style-name="T3">。</text:span></text:p>
        <text:p text:style-name="P4">意义：求一个序列的总和。</text:p>
        <text:p text:style-name="P2"> </text:p>
        <text:p text:style-name="P2">大部分循环、判断的程序结构都是在做这几件事。我把它们封装成Functor，并且写了一段没有<text:span text:style-name="T2">for</text:span>循环、没有<text:span text:style-name="T2">if</text:span>判断的程序。这样做的好处是：（1）分离流程控制与流程中的操作；（2）流程与操作都不需要局部状态。缺点是：用Java的语法写出来太不自然，而且很多地方损失了编译期类型检查。</text:p>
        <text:p text:style-name="P2">2004年09月29日, 星期三 16:00 (344907)</text:p>
      </text:section>
      <text:section text:style-name="Sect1" text:name="Section3">
        <text:h text:style-name="P1" text:outline-level="1" text:is-list-header="true"><text:bookmark text:name="main2"/>实现列表管道结构</text:h>
        <text:p text:style-name="P2">列 表（list）的管道（pipe）结构是这样一种结构：一个列表经过N道工序加工处理，最终结果仍然是一个列表，且结果元素与初始元素之间有某种对应关 系。通常为了保证管道畅通和灵活，还要求各工序加工之后，列表中元素对象不变，仅仅改变各元素状态。例如一个典型的管道处理：</text:p>
        <text:p text:style-name="P2"> </text:p>
        <text:p text:style-name="P2"><text:span text:style-name="T2">List&lt;Person&gt;</text:span> ===&gt; （年龄+1） ===&gt; （工资+1000） ===&gt; <text:span text:style-name="T2">List&lt;Person&gt;</text:span></text:p>
        <text:p text:style-name="P2"> </text:p>
        <text:p text:style-name="P2">直观的，管道就是一组映射（map）操作。所以上述管道可以如此实现：</text:p>
        <text:p text:style-name="P2"> </text:p>
        <text:p text:style-name="P2">  <text:span text:style-name="T2">Object init = getPersonList();<text:line-break/>  Object result = new Map().evaluate(new AddSalary(), init);<text:line-break/>  result = new Map().evaluate(new AddAge(), init);</text:span></text:p>
        <text:p text:style-name="P2"> </text:p>
        <text:p text:style-name="P2">再需要其他操作，也逐个往上映射便是。但还有一种理解方式，可以将管道看作一个累加（accumulate，或者Python中的reduce），将一组操作挨个映射到初始的列表上。所以上述管道也可以如此实现：</text:p>
        <text:p text:style-name="P2"> </text:p>
        <text:p text:style-name="P2">  <text:span text:style-name="T2">Object init = getPersonList();<text:line-break/>  Object functions = new ArrayList() {<text:line-break/>   {<text:line-break/>    add(0, new AddSalary());<text:line-break/>    add(0, new AddAge());<text:line-break/>   }<text:line-break/>  };<text:line-break/>  Object result = new Accumulate().evaluate(new Map(), init, functions);</text:span></text:p>
        <text:p text:style-name="P2"> </text:p>
        <text:p text:style-name="P2">两种实现复杂度也差不多，总之都比原始的、一次次循环的做法要好。第二种实现的关键在于：映射（<text:span text:style-name="T2">Map</text:span>）本身也是一个二元函数（<text:span text:style-name="T2">BinaryFunction</text:span>），可以将它组合到accumulate里面，此时accumulate处理的列表便是“管道中的各个操作”。</text:p>
        <text:p text:style-name="P2"> </text:p>
        <text:p text:style-name="P2">看SICP速度奇慢，刚看到3.3节。这里有一个模拟数字电路的例子。为什么电子工程师的复用做得这么好，而我们软件工程师就做不到呢？也许是因为电子元件没有状态的缘故吧？</text:p>
        <text:p text:style-name="P2">2004年10月9日, 星期六 16:45 (353808)</text:p>
      </text:section>
      <text:section text:style-name="Sect1" text:name="Section4">
        <text:h text:style-name="P1" text:outline-level="1" text:is-list-header="true"><text:bookmark text:name="main3"/>数据即操作·寓意深刻</text:h>
        <text:p text:style-name="Text_20_body">去年的一篇blog：<text:a xlink:type="simple" xlink:href="http://gigix.blogdriver.com/gigix/217255.html">从“OO的价值”说起</text:a></text:p>
        <text:p text:style-name="P5">《银河系搭便车指南》里的一个片段：高度发达的智慧生物们建造了一台全宇宙（如果不考虑未来的时间的话）最强大的计算机，然后向它提出了问题：宇宙的意义是什么？人生的意义是什么？对于这个“终极问题”，计算机思考了750万年，并给出一个答案……<text:bookmark text:name="highlight_tag1"/><text:span text:style-name="T4">42</text:span>。“<text:bookmark text:name="highlight_tag"/><text:span text:style-name="T4">42</text:span>？那是什么意思？那就是‘终极问题’的答案吗？”没错，那就是答案。之所以你无法理解这个答案，因为你压根就没有理解你提出的问题。</text:p>
        <text:p text:style-name="Text_20_body">SICP第二章讲到“数据即操作”：所谓数据，也就是由一组自洽的操作所描述的东西。至于背后是一个局部变量、一个参数或者一个函数、一个流，无所谓。唯一有意义的构造函数和读取函数，譬如对于“复数”这一数据类型，唯一有意义的是下列三个操作：</text:p>
        <text:p text:style-name="P6">(make-complex real image)<text:line-break/>(get-real complex)<text:line-break/>(get-image complex)</text:p>
        <text:p text:style-name="Text_20_body">真正有趣的是，不一定要各用一个变量保存复数的实部和虚部。比如说可以把复数保存为“(2的real次方)*(3的image次方)”：</text:p>
        <text:p text:style-name="P6">(define (make-complex real image)<text:line-break/>  (* (expt 2 real) (expt 3 image))</text:p>
        <text:p text:style-name="Text_20_body">这样一来，比如说12就可以被解释为复数{2,1}。那么42呢，或许也是类似的一个东西吧。没有操作，数据就没有意义；数据即是操作。从这点来说，《银河系搭便车指南》确实寓意深刻亚~~</text:p>
        <text:p text:style-name="P2">2005年07月15日, 星期五 14:00 (816942)</text:p>
      </text:section>
      <text:section text:style-name="Sect1" text:name="Section5">
        <text:h text:style-name="P1" text:outline-level="1" text:is-list-header="true"><text:bookmark text:name="main4"/>数据即操作·实例</text:h>
        <text:p text:style-name="Text_20_body">拉一段程序，仍然是“复数”的例子：</text:p>
        <text:p text:style-name="P6">(define (make-complex real image)<text:line-break/>  (define (dispatch command)<text:line-break/>    (cond ((eq? command 'get-real) real)<text:line-break/>          ((eq? command 'get-image) image)<text:line-break/>          (else "DONNOT SUPPORT THIS OPERATION -- COMPLEX")))<text:line-break/>  dispatch)</text:p>
        <text:p text:style-name="P6">(define (get-real complex)<text:line-break/>  (complex 'get-real))</text:p>
        <text:p text:style-name="P6">(define (get-image complex)<text:line-break/>  (complex 'get-image))</text:p>
        <text:p text:style-name="P6">(define complex1 (make-complex 2 3))<text:line-break/>(get-real complex1)<text:line-break/>(get-image complex1)</text:p>
        <text:p text:style-name="Text_20_body">-------</text:p>
        <text:p text:style-name="Text_20_body">2<text:line-break/>3</text:p>
        <text:p text:style-name="P2">2005年07月15日, 星期五 14:19 (816992)</text:p>
      </text:section>
      <text:section text:style-name="Sect1" text:name="Section6">
        <text:h text:style-name="P1" text:outline-level="1" text:is-list-header="true"><text:bookmark text:name="main5"/>宏论·注脚</text:h>
        <text:p text:style-name="P7"><text:span text:style-name="T5">克劳塞维茨的三部《战争论》，无非是《孙子兵法》的注脚。</text:span><text:span text:style-name="T6"><text:line-break/>——</text:span><text:span text:style-name="T5">某科幻小说</text:span></text:p>
        <text:p text:style-name="P7"><text:span text:style-name="T7">我的整本《谷登堡星汉璀璨》，只是伊尼斯《帝国与传播》的一个注脚。</text:span><text:span text:style-name="T8"><text:line-break/>——</text:span><text:span text:style-name="T7">马歇尔</text:span><text:span text:style-name="T8">·</text:span><text:span text:style-name="T7">麦克卢汉</text:span></text:p>
        <text:p text:style-name="Text_20_body">JavaEye的激烈讨论：<text:a xlink:type="simple" xlink:href="http://forum.javaeye.com/viewtopic.php?t=130">敲响OO时代的丧钟</text:a></text:p>
        <text:p text:style-name="Text_20_body">简单说老庄同志已然是越写越没料，到“<text:a xlink:type="simple" xlink:href="http://spaces.msn.com/members/zbw25/Blog/cns%211pA6-3FOo9yNp_4lmEHxdDqA%21304.entry">一种新的语言（3）</text:a>”便已然是开始扯淡了。倒不如<text:a xlink:type="simple" xlink:href="http://forum.javaeye.com/viewtopic.php?p=87050#87050">SICP的两个注脚</text:a>有意义。</text:p>
        <table:table table:name="Table1" table:style-name="Table1">
          <table:table-column table:style-name="Table1.A"/>
          <table:table-row>
            <table:table-cell table:style-name="Table1.A1" office:value-type="string">
              <text:p text:style-name="Table_20_Contents"><text:span text:style-name="T9">weihello </text:span><text:span text:style-name="T10">写道</text:span><text:span text:style-name="T9">:</text:span></text:p>
            </table:table-cell>
          </table:table-row>
          <table:table-row>
            <table:table-cell table:style-name="Table1.A1" office:value-type="string">
              <text:p text:style-name="Table_20_Contents">本来想今晚上看起的，但发现如果要看懂，我还得从哲学开始补起。 没10年苦功不行啊。 <text:line-break/>看来，这东西不属于技术人员的事。如果理解这么一个OO的终结以及新的语言诞生需要那么多高深的知识，那么，我们应该从儿童抓起。</text:p>
            </table:table-cell>
          </table:table-row>
        </table:table>
        <text:p text:style-name="P2"><text:line-break/>SICP的两个注脚，我认为很有点意思。手边没有书，凭记忆写下来，大家回头可以自己去查。第一个貌似是注118（第二章，“继承多边形”那个图的下面）： </text:p>
        <table:table table:name="Table2" table:style-name="Table2">
          <table:table-column table:style-name="Table2.A"/>
          <table:table-row>
            <table:table-cell table:style-name="Table2.A1" office:value-type="string">
              <text:p text:style-name="Table_20_Contents"><text:span text:style-name="T9">SICP </text:span><text:span text:style-name="T10">写道</text:span><text:span text:style-name="T9">:</text:span></text:p>
            </table:table-cell>
          </table:table-row>
          <table:table-row>
            <table:table-cell table:style-name="Table2.A1" office:value-type="string">
              <text:p text:style-name="Table_20_Contents">（正 文：对象的类型提升和下降是一个仍在不断研究中的课题。）这句话也出现在本书的第一版里，它就像20年前一样正确。开发出一种有用的，具有一般意义上的框 架，以描述不同类型对象之间的关系（这在哲学中称为本体论)，看来是一件极其困难的工作。10年前的混乱和今天的混乱的主要差异在于，今天已经有了一批各 式各样的并不合适的本体论，他们已经被嵌入到数量过多而又先天不足的各种程序设计语言中。举例来说，面向对象语言的大部分复杂性----以及当前各种面向 对象语言之间的细微而且使人迷惑的差异---的核心，就是对类型之间通用型操作的处理。我们在第三章关于计算性对象中完全避免了这个问题。熟悉面向对象的 程序员将会注意到，第三章的局部状态说了许多东西，但是根本没有提到类，和继承，事实上，我们猜想是，如果没有知识表示和自动推理的工作的帮助，这些问题 无法仅仅通过计算机语言的设计的方式合理的进行处理。</text:p>
            </table:table-cell>
          </table:table-row>
        </table:table>
        <text:p text:style-name="P2"><text:line-break/>第二个是第三章的最后一个注脚： </text:p>
        <table:table table:name="Table3" table:style-name="Table3">
          <table:table-column table:style-name="Table3.A"/>
          <table:table-row>
            <table:table-cell table:style-name="Table3.A1" office:value-type="string">
              <text:p text:style-name="Table_20_Contents"><text:span text:style-name="T9">SICP </text:span><text:span text:style-name="T10">写道</text:span><text:span text:style-name="T9">:</text:span></text:p>
            </table:table-cell>
          </table:table-row>
          <table:table-row>
            <table:table-cell table:style-name="Table3.A1" office:value-type="string">
              <text:p text:style-name="Table_20_Contents">对 象模型对世界的近似在于将其分割为独立的片断，函数式模型则不是沿着对象间的边界去做模块化。当对象间部共享的状态远远大于它所共享的状态时，对象模型就 特别好用。这种对象观点失效的一个地方是量子力学，在那里将物体看作独立的粒子就会导致悖论和混乱。将对象观点和函数观点统一起来可能与程序设计关系不 大，而是与基本认识论有关。</text:p>
            </table:table-cell>
          </table:table-row>
        </table:table>
        <text:p text:style-name="P2"><text:line-break/>所以T1同志有两句话我深表赞同： </text:p>
        <table:table table:name="Table4" table:style-name="Table4">
          <table:table-column table:style-name="Table4.A"/>
          <table:table-row>
            <table:table-cell table:style-name="Table4.A1" office:value-type="string">
              <text:p text:style-name="Table_20_Contents"><text:span text:style-name="T9">TrustNo1 </text:span><text:span text:style-name="T10">写道</text:span><text:span text:style-name="T9">:</text:span></text:p>
            </table:table-cell>
          </table:table-row>
          <table:table-row>
            <table:table-cell table:style-name="Table4.A1" office:value-type="string">
              <text:p text:style-name="Table_20_Contents">这SICP就要年年看、月月看、天天看，每道习题、每个注脚都要认真看。</text:p>
            </table:table-cell>
          </table:table-row>
        </table:table>
        <text:p text:style-name="P2"/>
        <table:table table:name="Table5" table:style-name="Table5">
          <table:table-column table:style-name="Table5.A"/>
          <table:table-row>
            <table:table-cell table:style-name="Table5.A1" office:value-type="string">
              <text:p text:style-name="Table_20_Contents"><text:span text:style-name="T9">TrustNo1 </text:span><text:span text:style-name="T10">写道</text:span><text:span text:style-name="T9">:</text:span></text:p>
            </table:table-cell>
          </table:table-row>
          <table:table-row>
            <table:table-cell table:style-name="Table5.A1" office:value-type="string">
              <text:p text:style-name="Table_20_Contents">凡是觉得自己在软件设计上有啥洞见的，请先翻阅SICP。如果SICP上写了的，说明你生不逢时；如果SICP没写，基本上可以断定你是错的。</text:p>
            </table:table-cell>
          </table:table-row>
        </table:table>
        <text:p text:style-name="P2">2005年07月19日, 星期二 09:38 (826179)</text:p>
      </text:section>
      <text:section text:style-name="Sect1" text:name="Section7">
        <text:h text:style-name="P1" text:outline-level="1" text:is-list-header="true"><text:bookmark text:name="main6"/>A functional-programming view of time</text:h>
        <text:h text:style-name="Heading_20_4" text:outline-level="4" text:is-list-header="true"><text:a xlink:type="simple" xlink:href="http://mitpress.mit.edu/sicp/full-text/book/book-Z-H-4.html#%25_toc_%25_sec_Temp_503">A functional-programming view of time</text:a></text:h>
        <text:p text:style-name="Text_20_body"><text:bookmark text:name="%_idx_4144"/><text:bookmark text:name="%_idx_4146"/>Let us now return to the issues of objects and state that were raised at the beginning of this chapter and examine them in a new light. We introduced assignment and mutable objects to provide a mechanism for modular construction of programs that model systems with state. We constructed computational objects with local state variables and used assignment to modify these variables. We modeled the temporal behavior of the objects in the world by the temporal behavior of the corresponding computational objects. </text:p>
        <text:p text:style-name="Text_20_body">Now we have seen that streams provide an alternative way to model objects with local state. We can model a changing quantity, such as the local state of some object, using a stream that represents the time history of successive states. In essence, we represent time explicitly, using streams, so that we decouple time in our simulated world from the sequence of events that take place during evaluation. Indeed, because of the presence of <text:span text:style-name="T11">delay</text:span> there may be little relation between simulated time in the model and the order of events during the evaluation. </text:p>
        <text:p text:style-name="Text_20_body">In order to contrast these two approaches to modeling, let us reconsider the implementation of a ``withdrawal processor'' that <text:bookmark text:name="%_idx_4148"/>monitors the balance in a bank account. In section <text:a xlink:type="simple" xlink:href="http://mitpress.mit.edu/sicp/full-text/book/book-Z-H-20.html#%25_sec_3.1.3">3.1.3</text:a> we implemented a simplified version of such a processor: </text:p>
        <text:p text:style-name="Text_20_body"><text:bookmark text:name="%_idx_4150"/><text:span text:style-name="T11">(define (make-simplified-withdraw balance)<text:line-break/>  (lambda (amount)<text:line-break/>    (set! balance (- balance amount))<text:line-break/>    balance))</text:span></text:p>
        <text:p text:style-name="Text_20_body">Calls to <text:span text:style-name="T11">make-simplified-withdraw</text:span> produce computational objects, each with a local state variable <text:span text:style-name="T11">balance</text:span> that is decremented by successive calls to the object. The object takes an <text:span text:style-name="T11">amount</text:span> as an argument and returns the new balance. We can imagine the user of a bank account typing a sequence of inputs to such an object and observing the sequence of returned values shown on a display screen. </text:p>
        <text:p text:style-name="Text_20_body">Alternatively, we can model a withdrawal processor as a procedure that takes as input a balance and a stream of amounts to withdraw and produces the stream of successive balances in the account: </text:p>
        <text:p text:style-name="Text_20_body"><text:bookmark text:name="%_idx_4152"/><text:span text:style-name="T11">(define (stream-withdraw balance amount-stream)<text:line-break/>  (cons-stream<text:line-break/>   balance<text:line-break/>   (stream-withdraw (- balance (stream-car amount-stream))<text:line-break/>                    (stream-cdr amount-stream))))</text:span></text:p>
        <text:p text:style-name="Text_20_body"><text:span text:style-name="T11">Stream-withdraw</text:span> implements a well-defined mathematical function whose output is fully determined by its input. Suppose, however, that the input <text:span text:style-name="T11">amount-stream</text:span> is the stream of successive values typed by the user and that the resulting stream of balances is displayed. Then, from the perspective of the user who is typing values and watching results, the stream process has the same behavior as the object created by <text:span text:style-name="T11">make-simplified-withdraw</text:span>. However, with the stream version, there is no assignment, no local state variable, and consequently none of the theoretical difficulties that we encountered <text:bookmark text:name="%_idx_4154"/>in section <text:a xlink:type="simple" xlink:href="http://mitpress.mit.edu/sicp/full-text/book/book-Z-H-20.html#%25_sec_3.1.3">3.1.3</text:a>. Yet the system has state! </text:p>
        <text:p text:style-name="Text_20_body">This is really remarkable. Even though <text:span text:style-name="T11">stream-withdraw</text:span> implements a well-defined mathematical function whose behavior does not change, the user's perception here is one of interacting with a system that has a changing state. One way to resolve this paradox is to realize that it is the user's temporal existence that imposes state on the system. If the user could step back from the interaction and think in terms of streams of balances rather than individual transactions, the system would appear stateless.<text:a xlink:type="simple" xlink:href="http://mitpress.mit.edu/sicp/full-text/book/book-Z-H-24.html#footnote_Temp_504" office:name="call_footnote_Temp_504"><text:span text:style-name="T12">73</text:span></text:a> </text:p>
        <text:p text:style-name="Text_20_body">From the point of view of one part of a complex process, the other parts appear to change with time. They have hidden time-varying local state. If we wish to write programs that model this kind of natural decomposition in our world (as we see it from our viewpoint as a part of that world) with structures in our computer, we make computational objects that are not functional -- they must change with time. We model state with local state variables, and we model the changes of state with assignments to those variables. By doing this we make the time of execution of a computation model time in the world that we are part of, and thus we get ``objects'' in our computer. </text:p>
        <text:p text:style-name="Text_20_body">Modeling with objects is powerful and intuitive, largely because this matches the perception of interacting with a world of which we are part. However, as we've seen repeatedly throughout this chapter, these models raise thorny problems of constraining the order of events and of synchronizing multiple processes. The possibility of avoiding these problems has stimulated the development of <text:bookmark text:name="%_idx_4158"/><text:bookmark text:name="%_idx_4160"/><text:span text:style-name="Emphasis">functional programming languages</text:span>, which do not include any provision for assignment or mutable data. In such a language, all procedures implement well-defined mathematical functions of their arguments, whose behavior does not change. The functional approach is extremely <text:bookmark text:name="%_idx_4162"/><text:bookmark text:name="%_idx_41"/>attractive for dealing with concurrent systems.<text:a xlink:type="simple" xlink:href="http://mitpress.mit.edu/sicp/full-text/book/book-Z-H-24.html#footnote_Temp_505" office:name="call_footnote_Temp_505"><text:span text:style-name="T12">74</text:span></text:a> </text:p>
        <text:p text:style-name="Text_20_body">On the other hand, if we look closely, we can see time-related problems creeping into functional models as well. One particularly troublesome area arises when we wish to design interactive systems, especially ones that model interactions between independent entities. For instance, consider once more the implementation a banking system that permits joint bank accounts. In a conventional system using assignment and objects, we would model the fact that Peter and Paul share an account by having both Peter and Paul send their transaction requests to the same bank-account object, as we saw in section <text:a xlink:type="simple" xlink:href="http://mitpress.mit.edu/sicp/full-text/book/book-Z-H-20.html#%25_sec_3.1.3">3.1.3</text:a>. From the stream point of view, where there are no ``objects'' <text:span text:style-name="Emphasis">per se</text:span>, we have already indicated that a bank account can be modeled as a process that operates on a stream of transaction requests to produce a stream of responses. Accordingly, we could model the fact that Peter and Paul have a joint bank account by merging Peter's stream of transaction requests with Paul's stream of requests and feeding the result to the bank-account stream process, as shown in figure <text:a xlink:type="simple" xlink:href="http://mitpress.mit.edu/sicp/full-text/book/book-Z-H-24.html#%25_fig_3.38">3.38</text:a>. </text:p>
        <text:p text:style-name="P8"><text:bookmark text:name="%_fig_3.38"/></text:p>
        <table:table table:name="Table6" table:style-name="Table6">
          <table:table-column table:style-name="Table6.A"/>
          <table:table-row>
            <table:table-cell table:style-name="Table6.A1" office:value-type="string">
              <text:p text:style-name="Table_20_Contents">(there's an image)</text:p>
              <text:p text:style-name="Table_20_Contents">2005年07月27日, 星期三 09:32 (847571)</text:p>
              <text:section text:style-name="Sect1" text:name="Section8">
                <text:h text:style-name="Heading_20_1" text:outline-level="1" text:is-list-header="true"><text:bookmark text:name="main7"/>数据即操作·丘奇代数</text:h>
                <text:p text:style-name="P9">Excercise 2.6 in SICP:</text:p>
                <text:p text:style-name="P9">Exercise 2.6.  In case representing pairs as procedures wasn't mind-boggling enough, consider that, in a language that can manipulate procedures, we can get by without numbers (at least insofar as nonnegative integers are concerned) by implementing 0 and the operation of adding 1 as</text:p>
                <text:p text:style-name="P10">(define zero (lambda (f) (lambda (x) x)))</text:p>
                <text:p text:style-name="P10">(define (add-1 n)<text:line-break/>  (lambda (f) (lambda (x) (f ((n f) x)))))</text:p>
                <text:p text:style-name="P9">This representation is known as Church numerals, after its inventor, Alonzo Church, the logician who invented the  calculus.</text:p>
                <text:p text:style-name="P9">Define one and two directly (not in terms of zero and add-1). (Hint: Use substitution to evaluate (add-1 zero)). Give a direct definition of the addition procedure + (not in terms of repeated application of add-1). </text:p>
                <text:p text:style-name="Table_20_Contents">2005年07月28日, 星期四 10:50 (850297)</text:p>
              </text:section>
              <text:section text:style-name="Sect1" text:name="Section9">
                <text:h text:style-name="Heading_20_1" text:outline-level="1" text:is-list-header="true"><text:bookmark text:name="main8"/>函数式编程的一大好处</text:h>
                <text:p text:style-name="P9">就 是它让你很难写出long method。因为没有赋值，想把一个函数写得很长就会很困难。譬如说，循环是等价于尾递归的，但你就没办法在一个函数里面写出两个递归。也就是说，每当 你需要循环做一件事的时候，你都必须把它弄成一个单独的函数，于是就有了更多发现、削减重复代码的机会。</text:p>
                <text:p text:style-name="P9">用一种纯粹函数式的风格编程，除了condition switch list之外，基本上就没什么机会把一个函数写到20行以上，所以程序的味道始终都还是比较舒服的。用Scheme写了大约一万行程序之后有感。</text:p>
                <text:p text:style-name="Table_20_Contents">2005年07月29日, 星期五 13:25 (852970)</text:p>
              </text:section>
              <text:section text:style-name="Sect1" text:name="Section10">
                <text:h text:style-name="Heading_20_1" text:outline-level="1" text:is-list-header="true"><text:bookmark text:name="main9"/>流与非确定性运算</text:h>
                <text:p text:style-name="P9">问题：求大于某一正整数的最小素数</text:p>
                <text:p text:style-name="P9">解答：</text:p>
                <text:p text:style-name="P10">(define (get-prime-from begin)<text:line-break/>  (define current (an-element-of (integers-from begin)))<text:line-break/>  (require (prime? current))<text:line-break/>  current)</text:p>
                <text:p text:style-name="Table_20_Contents">2005年08月3日, 星期三 13:26 (864934)</text:p>
              </text:section>
              <text:section text:style-name="Sect1" text:name="Section11">
                <text:h text:style-name="Heading_20_1" text:outline-level="1" text:is-list-header="true"><text:bookmark text:name="main10"/>Servlet with Scheme: Say Hello</text:h>
                <text:p text:style-name="P10">(require (lib "unitsig.ss")<text:line-break/>         (lib "servlet-sig.ss" "web-server"))</text:p>
                <text:p text:style-name="P9"><text:span text:style-name="T13">;; return value of a servlet </text:span><text:span text:style-name="T14">unig/sig</text:span><text:span text:style-name="T13"> will be displayed as a web page<text:line-break/></text:span><text:span text:style-name="T15">(unit/sig () (import servlet^)<text:line-break/>  <text:line-break/>  (define the-text "Hello, Web!")<text:line-break/>  <text:line-break/>  </text:span><text:span text:style-name="T13">;; </text:span><text:span text:style-name="T14">x-expression</text:span><text:span text:style-name="T13">, will generate XML as following:<text:line-break/>  ;; &lt;html&gt;&lt;head&gt;&lt;title&gt;"Hello, Web!"&lt;/title&gt;&lt;/head&gt;<text:line-break/>  ;; &lt;body bgcolor="white"&gt;&lt;p&gt;"Hello, Web!"&lt;/p&gt;&lt;/body&gt;&lt;/html&gt;<text:line-break/></text:span><text:span text:style-name="T15">  `(html (head (title ,the-text))<text:line-break/>         (body ([bgcolor "white"])<text:line-break/>               (p ,the-text)))</text:span></text:p>
                <text:p text:style-name="P10">)</text:p>
                <text:p text:style-name="Table_20_Contents">2005年08月5日, 星期五 12:34 (870414)</text:p>
              </text:section>
              <text:section text:style-name="Sect1" text:name="Section12">
                <text:h text:style-name="Heading_20_1" text:outline-level="1" text:is-list-header="true"><text:bookmark text:name="main11"/>Servlet with Scheme: One Input Form</text:h>
                <text:p text:style-name="P10">(require (lib "unitsig.ss")<text:line-break/>         (lib "servlet-sig.ss" "web-server"))</text:p>
                <text:p text:style-name="P9"><text:span text:style-name="T13">;; return value of a servlet </text:span><text:span text:style-name="T14">unig/sig</text:span><text:span text:style-name="T13"> will be displayed as a web page</text:span><text:span text:style-name="T15"><text:line-break/>(unit/sig () (import servlet^)<text:line-break/>  <text:line-break/>  (define (get-name)<text:line-break/>    (extract-binding/single<text:line-break/>      'name<text:line-break/>      (request-bindings (send/suspend (input-name-page)))))</text:span></text:p>
                <text:p text:style-name="P9">  <text:span text:style-name="T15">(define (input-name-page)<text:line-break/>    (lambda (k-url)<text:line-break/>      `(html (head (title "Enter Your Name"))<text:line-break/>             (body ([bgcolor "white"])<text:line-break/>                   (form ([action ,k-url] [method "post"])<text:line-break/>                         "Enter Your Name Please: "<text:line-break/>                         (input ([type "text"] [name "name"] [value ""]))<text:line-break/>                         (input ([type "submit"] [name "enter"] [value "Enter"]))))))) </text:span></text:p>
                <text:p text:style-name="P9"><text:span text:style-name="T16">  </text:span><text:span text:style-name="T13">;; When generating output x-expression,<text:line-break/>  ;; the function (get-name) is called,<text:line-break/>  ;; which invoke (input-name-page) to generate a page with input form.<text:line-break/>  ;; This should surprise you.<text:line-break/>  ;; If not, please wait for my next entry :&gt;<text:line-break/></text:span><text:span text:style-name="T15">  `(html (head (title ,the-text))<text:line-break/>         (body ([bgcolor "white"])<text:line-break/>               (p, "Hello, ", (get-name)))))</text:span></text:p>
                <text:p text:style-name="Table_20_Contents">2005年08月9日, 星期二 13:38 (882434)</text:p>
              </text:section>
              <text:section text:style-name="Sect1" text:name="Section13">
                <text:h text:style-name="Heading_20_1" text:outline-level="1" text:is-list-header="true"><text:bookmark text:name="main12"/>[zz]Continuation-based web programming</text:h>
                <text:p text:style-name="P9">来自markallerton.com：<text:a xlink:type="simple" xlink:href="http://biketrouble.typepad.com/bike_trouble/2005/07/continuationbas.html">Continuation-based web programming</text:a></text:p>
                <text:p text:style-name="P9"><text:span text:style-name="Strong_20_Emphasis">People reading this blog might be forgiven for thinking that I don't do software development for a living, so here's some technical stuff to even up the balance.(there's an image)</text:span></text:p>
                <text:p text:style-name="Table_20_Contents"><text:span text:style-name="Strong_20_Emphasis">2005年08月9日, 星期二 17:37 (883172)</text:span></text:p>
              </text:section>
              <text:section text:style-name="Sect1" text:name="Section14">
                <text:h text:style-name="Heading_20_1" text:outline-level="1" text:is-list-header="true"><text:bookmark text:name="main13"/><text:span text:style-name="Strong_20_Emphasis">今日读书有收获</text:span></text:h>
                <text:p text:style-name="Table_20_Contents"><text:span text:style-name="Strong_20_Emphasis">今天读的书是《</text:span><text:a xlink:type="simple" xlink:href="http://www.amazon.com/gp/product/0321227255/102-5131178-5679355?v=glance&amp;n=283155"><text:span text:style-name="Strong_20_Emphasis">C++ Template Metaprogramming</text:span></text:a><text:span text:style-name="Strong_20_Emphasis">》。其实已经找荣耀要了中文版，不过还是忍不住先看英文版，毕竟不知道下次有时间读这种闲书又是什么时候了。<text:line-break/><text:line-break/>(there's an image) </text:span></text:p>
                <text:p text:style-name="Table_20_Contents"><text:span text:style-name="Strong_20_Emphasis">2006年03月23日, 星期四 02:36 (1156596)</text:span></text:p>
              </text:section>
              <text:section text:style-name="Sect1" text:name="Section15">
                <text:h text:style-name="Heading_20_1" text:outline-level="1" text:is-list-header="true"><text:bookmark text:name="main14"/><text:span text:style-name="Strong_20_Emphasis">Partial Invocation As Lambda</text:span></text:h>
                <text:p text:style-name="P9"><text:span text:style-name="T17">// partial invocation</text:span><text:span text:style-name="Strong_20_Emphasis"><text:line-break/></text:span><text:span text:style-name="T17">// compile and execute with </text:span><text:a xlink:type="simple" xlink:href="http://research.microsoft.com/fsharp/fsharp.aspx"><text:span text:style-name="T18">F#</text:span></text:a><text:span text:style-name="Strong_20_Emphasis"><text:line-break/></text:span><text:span text:style-name="T17">let larger_than x y = y &gt; x;;</text:span><text:span text:style-name="Strong_20_Emphasis"><text:line-break/></text:span><text:span text:style-name="T17">Console.WriteLine(larger_than 3 4);;  // True</text:span><text:span text:style-name="Strong_20_Emphasis"><text:line-break/></text:span><text:span text:style-name="T17">let larger_than_5 = larger_than 5;;</text:span><text:span text:style-name="Strong_20_Emphasis"><text:line-break/></text:span><text:span text:style-name="T17">Console.WriteLine(larger_than_5 4);;  // False</text:span><text:span text:style-name="Strong_20_Emphasis"><text:line-break/></text:span></text:p>
                <text:p text:style-name="Table_20_Contents"><text:span text:style-name="Strong_20_Emphasis">2006年03月25日, 星期六 20:12 (1158187)</text:span></text:p>
              </text:section>
            </table:table-cell>
          </table:table-row>
        </table:table>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Verdana" svg:font-family="Verdana"/>
    <style:font-face style:name="courier new" svg:font-family="'courier new', courier, monospace"/>
    <style:font-face style:name="verdana" svg:font-family="verdana, arial, helvetica"/>
    <style:font-face style:name="新宋体" svg:font-family="新宋体"/>
    <style:font-face style:name="楷体_GB23121" svg:font-family="楷体_GB2312"/>
    <style:font-face style:name="楷体_GB2312" svg:font-family="楷体_GB2312, sans-serif"/>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2" style:font-name-asian="Courier New2" style:font-name-complex="Courier New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37:53</dc:date>
    <dc:language>en-US</dc:language>
    <meta:editing-cycles>2</meta:editing-cycles>
    <meta:editing-duration>PT16S</meta:editing-duration>
    <meta:user-defined meta:name="Info 1"/>
    <meta:user-defined meta:name="Info 2"/>
    <meta:user-defined meta:name="Info 3"/>
    <meta:user-defined meta:name="Info 4"/>
    <meta:document-statistic meta:table-count="6" meta:image-count="0" meta:object-count="0" meta:page-count="12" meta:paragraph-count="141" meta:word-count="2135" meta:character-count="14075"/>
  </office:meta>
</office:document-meta>
</file>